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Comic Sans M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Comic Sans MS" fo:font-weight="bold" style:font-weight-asian="bold"/>
    </style:style>
    <style:style style:name="Sect1" style:family="section">
      <style:section-properties text:dont-balance-text-columns="true" style:editable="false">
        <style:columns fo:column-count="2">
          <style:column style:rel-width="32935*" fo:start-indent="0mm" fo:end-indent="6.24mm"/>
          <style:column style:rel-width="32600*" fo:start-indent="6.24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text:span text:style-name="T2">ΑΙΤΗΣΗ</text:span><text:span text:style-name="T3"><text:tab/><text:tab/><text:tab/></text:span></text:p>
        <text:p text:style-name="Standard"><text:span text:style-name="T3"><text:tab/><text:tab/></text:span></text:p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ΘΕΜΑ: Χορήγηση </text:span><text:span text:style-name="T2">άδειας 3 μηνών με πλήρεις αποδοχές</text:span><text:span text:style-name="T1"> (μέρος της 5ετούς άδειας άνευ αποδοχών)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Standard"><text:span text:style-name="T3">ΠΡΟΣ</text:span></text:p>
        <text:p text:style-name="P1"/>
        <text:p text:style-name="P1"/>
        <text:p text:style-name="Standard"><text:span text:style-name="T1">Την Διεύθυνση <text:s text:c="3"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1"/>
        <text:p text:style-name="P4"><text:span text:style-name="T1">Παρακαλώ να μου χορηγήσετε άδεια 3 μηνών με αποδοχές (μέρος της 5ετούς άδειας άνευ αποδοχών) βάση του αρθρ. 53 Ν.3528/9-2-2007 από………………………………..μέχρι……………………………..</text:span></text:p>
        <text:p text:style-name="P4"><text:span text:style-name="T1">σύμφωνα με τα δικαιολογητικά που επισυνάπτω.</text:span></text:p>
        <text:p text:style-name="P1"/>
        <text:p text:style-name="Standard"><text:span text:style-name="T1">Μαζί υποβάλλω:</text:span></text:p>
        <text:p text:style-name="P4"><text:span text:style-name="T1">1)Ληξιαρχική πράξη γέννησης του παιδιού</text:span></text:p>
        <text:p text:style-name="P4"><text:span text:style-name="T1">2) Πιστοποιητικό οικογενειακής κατάστασης</text:span></text:p>
        <text:p text:style-name="P4"><text:span text:style-name="T1">3) Υπεύθυνη Δήλωση ότι:</text:span></text:p>
        <text:p text:style-name="P4"><text:soft-page-break/><text:span text:style-name="T1">Α)δεν έχω εξαντλήσει την 5ετή άδεια άνευ αποδοχών</text:span></text:p>
        <text:p text:style-name="P4"><text:span text:style-name="T1">Β)δεν έχω κάνει χρήση του 3μήνου στο παρελθόν</text:span></text:p>
        <text:p text:style-name="P4"><text:span text:style-name="T1">Γ)η χρήση του 3μήνου θα γίνει από μένα αι όχι από τον/την σύζυγο (εφόσον δικαιούται ο/η σύζυγος)</text:span></text:p>
        <text:p text:style-name="Standard"><text:span text:style-name="T1">Δ) Πράξη ανάληψης (για νεοδιόριστες/ους)</text:span></text:p>
        <text:p text:style-name="P3"/>
        <text:p text:style-name="P3"/>
        <text:p text:style-name="Standard"><text:span text:style-name="T1">Ημερομηνία:…………………………………………..</text:span></text:p>
        <text:p text:style-name="P1"/>
        <text:p text:style-name="P5"><text:span text:style-name="T1">………… Αιτ……………………</text:span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8.01mm" fo:margin-right="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6</meta:editing-cycles>
    <meta:print-date>2011-11-24T07:40:00</meta:print-date>
    <meta:creation-date>2016-10-13T08:33:00</meta:creation-date>
    <dc:date>2016-10-13T10:43:00</dc:date>
    <meta:editing-duration>PT1H9M</meta:editing-duration>
    <meta:generator>LibreOffice/5.2.7.2$Linux_X86_64 LibreOffice_project/20m0$Build-2</meta:generator>
    <meta:document-statistic meta:table-count="0" meta:image-count="0" meta:object-count="0" meta:page-count="3" meta:paragraph-count="31" meta:word-count="126" meta:character-count="1197" meta:non-whitespace-character-count="10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